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timistic Text" svg:font-family="'Optimistic Text', apple-system, ui-sans-serif, system-ui, sans-serif, 'Apple Color Emoji', 'Segoe UI Emoji', 'Segoe UI Symbol', 'Noto Color Emoji'"/>
  </office:font-face-decls>
  <office:automatic-styles>
    <style:style style:name="P1" style:family="paragraph" style:parent-style-name="Heading_20_2">
      <style:text-properties fo:font-size="12pt" officeooo:rsid="001cd59b" officeooo:paragraph-rsid="001cd59b" style:font-size-asian="10.5pt" style:font-size-complex="12pt"/>
    </style:style>
    <style:style style:name="P2" style:family="paragraph" style:parent-style-name="Heading_20_2">
      <style:text-properties fo:font-size="16pt" officeooo:rsid="001cd59b" officeooo:paragraph-rsid="001cd59b" style:font-size-asian="16pt" style:font-size-complex="16pt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.0193in" fo:border="0.06pt solid #e5e7eb" style:writing-mode="lr-tb"/>
    </style:style>
    <style:style style:name="P4" style:family="paragraph" style:parent-style-name="Preformatted_20_Text">
      <style:paragraph-properties fo:margin-left="0in" fo:margin-right="0in" fo:text-indent="0in" style:auto-text-indent="false" fo:padding="0.0193in" fo:border="0.06pt solid #e5e7eb" style:writing-mode="lr-tb"/>
    </style:style>
    <style:style style:name="P5" style:family="paragraph" style:parent-style-name="Standard">
      <style:text-properties fo:font-size="24pt" officeooo:rsid="001cd59b" officeooo:paragraph-rsid="001cd59b" style:font-size-asian="24pt" style:font-size-complex="24pt"/>
    </style:style>
    <style:style style:name="P6" style:family="paragraph" style:parent-style-name="Standard">
      <style:text-properties fo:font-size="12pt" officeooo:rsid="001cd59b" officeooo:paragraph-rsid="001cd59b" style:font-size-asian="10.5pt" style:font-size-complex="12pt"/>
    </style:style>
    <style:style style:name="P7" style:family="paragraph" style:parent-style-name="Standard">
      <style:text-properties fo:font-size="16pt" officeooo:rsid="001cd59b" officeooo:paragraph-rsid="001cd59b" style:font-size-asian="16pt" style:font-size-complex="16pt"/>
    </style:style>
    <style:style style:name="P8" style:family="paragraph" style:parent-style-name="Standard">
      <style:text-properties fo:font-variant="normal" fo:text-transform="none" fo:color="#23272f" loext:opacity="100%" style:font-name="Optimistic Text" fo:font-size="12.75pt" fo:letter-spacing="normal" fo:font-style="normal" fo:font-weight="normal" officeooo:rsid="001cd59b" officeooo:paragraph-rsid="001cd59b" style:font-size-asian="10.5pt" style:font-size-complex="12pt"/>
    </style:style>
    <style:style style:name="P9" style:family="paragraph" style:parent-style-name="Standard">
      <style:paragraph-properties fo:margin-left="0in" fo:text-indent="0in" style:auto-text-indent="false"/>
      <style:text-properties fo:font-variant="normal" fo:text-transform="none" fo:color="#23272f" loext:opacity="100%" style:font-name="Optimistic Text" fo:font-size="12.75pt" fo:letter-spacing="normal" fo:font-style="normal" fo:font-weight="normal" officeooo:rsid="001cd59b" officeooo:paragraph-rsid="001cd59b" style:font-size-asian="10.5pt" style:font-size-complex="12pt"/>
    </style:style>
    <style:style style:name="P10" style:family="paragraph" style:parent-style-name="Standard">
      <style:text-properties fo:font-variant="normal" fo:text-transform="none" fo:color="#23272f" loext:opacity="100%" style:font-name="Optimistic Text" fo:font-size="12.75pt" fo:letter-spacing="normal" fo:font-style="normal" fo:font-weight="normal" officeooo:rsid="0023f3d4" officeooo:paragraph-rsid="0023f3d4" style:font-size-asian="10.5pt" style:font-size-complex="12pt"/>
    </style:style>
    <style:style style:name="P11" style:family="paragraph" style:parent-style-name="Text_20_body">
      <style:paragraph-properties fo:margin-left="0in" fo:margin-right="0in" fo:text-indent="0in" style:auto-text-indent="false" fo:padding="0.0193in" fo:border="0.06pt solid #e5e7eb" style:writing-mode="lr-tb"/>
    </style:style>
    <style:style style:name="P12" style:family="paragraph" style:parent-style-name="Text_20_body">
      <style:paragraph-properties fo:margin-left="0in" fo:margin-right="0in" fo:text-indent="0in" style:auto-text-indent="false" fo:padding="0.0193in" fo:border="0.06pt solid #e5e7eb"/>
    </style:style>
    <style:style style:name="P13" style:family="paragraph" style:parent-style-name="Text_20_body">
      <style:paragraph-properties fo:margin-left="0.3937in" fo:margin-right="0.3937in" fo:text-indent="0in" style:auto-text-indent="false" fo:padding="0.0193in" fo:border="0.06pt solid #e5e7eb" style:writing-mode="lr-tb"/>
    </style:style>
    <style:style style:name="P14" style:family="paragraph" style:parent-style-name="Text_20_body">
      <style:text-properties fo:font-size="12pt" officeooo:rsid="001cd59b" officeooo:paragraph-rsid="001cd59b" style:font-size-asian="10.5pt" style:font-size-complex="12pt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5e7eb"/>
    </style:style>
    <style:style style:name="P16" style:family="paragraph" style:parent-style-name="Text_20_body" style:list-style-name="L4">
      <style:paragraph-properties fo:margin-left="0in" fo:margin-right="0in" fo:text-indent="0in" style:auto-text-indent="false" fo:padding="0.0193in" fo:border="0.06pt solid #e5e7eb"/>
    </style:style>
    <style:style style:name="P17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e5e7eb"/>
    </style:style>
    <style:style style:name="P18" style:family="paragraph" style:parent-style-name="Text_20_body" style:list-style-name="L5">
      <style:paragraph-properties fo:margin-left="0in" fo:margin-right="0in" fo:text-indent="0in" style:auto-text-indent="false" fo:padding="0.0193in" fo:border="0.06pt solid #e5e7eb"/>
    </style:style>
    <style:style style:name="P19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e5e7eb"/>
    </style:style>
    <style:style style:name="P20" style:family="paragraph" style:parent-style-name="Text_20_body" style:list-style-name="L6">
      <style:paragraph-properties fo:margin-left="0in" fo:margin-right="0in" fo:text-indent="0in" style:auto-text-indent="false" fo:padding="0.0193in" fo:border="0.06pt solid #e5e7eb"/>
    </style:style>
    <style:style style:name="T1" style:family="text">
      <style:text-properties loext:padding="0.0193in" loext:border="0.06pt solid #e5e7eb"/>
    </style:style>
    <style:style style:name="T2" style:family="text">
      <style:text-properties loext:padding-left="0in" loext:padding-right="0in" loext:padding-top="0in" loext:padding-bottom="0.0193in" loext:border-left="none" loext:border-right="none" loext:border-top="none" loext:border-bottom="0.74pt solid #087ea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seState</text:p>
      <text:p text:style-name="P5"/>
      <text:h text:style-name="P2" text:outline-level="2"><text:bookmark text:name="when-a-regular-variable-isnt-enough"/>When a regular variable isn’t enough </text:h>
      <text:p text:style-name="P7"/>
      <text:p text:style-name="P6">Here’s a component that renders a sculpture image. Clicking the “Next” button should show the next sculpture by changing the index to 1, then 2, and so on. However, this won’t work (you can try it!):</text:p>
      <text:p text:style-name="P6"/>
      <text:p text:style-name="P6">import { sculptureList } from './data.js';</text:p>
      <text:p text:style-name="P6"/>
      <text:p text:style-name="P6">export default function Gallery() {</text:p>
      <text:p text:style-name="P6"><text:s text:c="2"/>let index = 0;</text:p>
      <text:p text:style-name="P6"/>
      <text:p text:style-name="P6"><text:s text:c="2"/>function handleClick() {</text:p>
      <text:p text:style-name="P6"><text:s text:c="4"/>index = index + 1;</text:p>
      <text:p text:style-name="P6"><text:s text:c="2"/>}</text:p>
      <text:p text:style-name="P6"/>
      <text:p text:style-name="P6"><text:s text:c="2"/>let sculpture = sculptureList[index];</text:p>
      <text:p text:style-name="P6"><text:s text:c="2"/>return (</text:p>
      <text:p text:style-name="P6"><text:s text:c="4"/>&lt;&gt;</text:p>
      <text:p text:style-name="P6"><text:s text:c="6"/>&lt;button onClick={handleClick}&gt;</text:p>
      <text:p text:style-name="P6"><text:s text:c="8"/>Next</text:p>
      <text:p text:style-name="P6"><text:s text:c="6"/>&lt;/button&gt;</text:p>
      <text:p text:style-name="P6"><text:s text:c="6"/>&lt;h2&gt;</text:p>
      <text:p text:style-name="P6"><text:s text:c="8"/>&lt;i&gt;{sculpture.name} &lt;/i&gt; </text:p>
      <text:p text:style-name="P6"><text:s text:c="8"/>by {sculpture.artist}</text:p>
      <text:p text:style-name="P6"><text:s text:c="6"/>&lt;/h2&gt;</text:p>
      <text:p text:style-name="P6"><text:s text:c="6"/>&lt;h3&gt; <text:s/></text:p>
      <text:p text:style-name="P6"><text:s text:c="8"/>({index + 1} of {sculptureList.length})</text:p>
      <text:p text:style-name="P6"><text:s text:c="6"/>&lt;/h3&gt;</text:p>
      <text:p text:style-name="P6"><text:s text:c="6"/>&lt;img </text:p>
      <text:p text:style-name="P6"><text:s text:c="8"/>src={sculpture.url} </text:p>
      <text:p text:style-name="P6"><text:s text:c="8"/>alt={sculpture.alt}</text:p>
      <text:p text:style-name="P6"><text:s text:c="6"/>/&gt;</text:p>
      <text:p text:style-name="P6"><text:s text:c="6"/>&lt;p&gt;</text:p>
      <text:p text:style-name="P6"><text:s text:c="8"/>{sculpture.description}</text:p>
      <text:p text:style-name="P6"><text:s text:c="6"/>&lt;/p&gt;</text:p>
      <text:p text:style-name="P6"><text:s text:c="4"/>&lt;/&gt;</text:p>
      <text:p text:style-name="P6"><text:s text:c="2"/>);</text:p>
      <text:p text:style-name="P6">}</text:p>
      <text:p text:style-name="P6"/>
      <text:p text:style-name="P14">The <text:span text:style-name="Source_20_Text"><text:span text:style-name="T1">handleClick</text:span></text:span> event handler is updating a local variable, <text:span text:style-name="Source_20_Text"><text:span text:style-name="T1">index</text:span></text:span>. But two things prevent that change from being visible:</text:p>
      <text:list text:style-name="L4">
        <text:list-item>
          <text:p text:style-name="P15"><text:span text:style-name="Strong_20_Emphasis"><text:span text:style-name="T1">Local variables don’t persist between renders.</text:span></text:span> When React renders this component a second time, it renders it from scratch—it doesn’t consider any changes to the local variables.</text:p>
        </text:list-item>
        <text:list-item>
          <text:p text:style-name="P16"><text:soft-page-break/><text:span text:style-name="Strong_20_Emphasis"><text:span text:style-name="T1">Changes to local variables won’t trigger renders.</text:span></text:span> React doesn’t realize it needs to render the component again with the new data.</text:p>
        </text:list-item>
      </text:list>
      <text:p text:style-name="P12">To update a component with new data, two things need to happen:</text:p>
      <text:list text:style-name="L5">
        <text:list-item>
          <text:p text:style-name="P17"><text:span text:style-name="Strong_20_Emphasis"><text:span text:style-name="T1">Retain</text:span></text:span> the data between renders.</text:p>
        </text:list-item>
        <text:list-item>
          <text:p text:style-name="P18"><text:span text:style-name="Strong_20_Emphasis"><text:span text:style-name="T1">Trigger</text:span></text:span> React to render the component with new data (re-rendering).</text:p>
        </text:list-item>
      </text:list>
      <text:p text:style-name="P11">The <text:a xlink:type="simple" xlink:href="https://react.dev/reference/react/useState" text:style-name="Internet_20_link" text:visited-style-name="Visited_20_Internet_20_Link"><text:span text:style-name="Source_20_Text"><text:span text:style-name="T1">useState</text:span></text:span></text:a> Hook provides those two things:</text:p>
      <text:list text:style-name="L6">
        <text:list-item>
          <text:p text:style-name="P19">A <text:span text:style-name="Strong_20_Emphasis"><text:span text:style-name="T1">state variable</text:span></text:span> to retain the data between renders.</text:p>
        </text:list-item>
        <text:list-item>
          <text:p text:style-name="P20">A <text:span text:style-name="Strong_20_Emphasis"><text:span text:style-name="T1">state setter function</text:span></text:span> to update the variable and trigger React to render the component again.</text:p>
        </text:list-item>
      </text:list>
      <text:p text:style-name="P6"/>
      <text:p text:style-name="P6"/>
      <text:p text:style-name="P6"/>
      <text:h text:style-name="P1" text:outline-level="2"><text:bookmark text:name="adding-a-state-variable"/>Adding a state variable </text:h>
      <text:p text:style-name="P11">To add a state variable, import <text:span text:style-name="Source_20_Text"><text:span text:style-name="T1">useState</text:span></text:span> from React at the top of the file:</text:p>
      <text:p text:style-name="P3"><text:span text:style-name="Source_20_Text"><text:span text:style-name="T1">import { useState } from 'react';</text:span></text:span></text:p>
      <text:p text:style-name="P12">Then, replace this line:</text:p>
      <text:p text:style-name="P3"><text:span text:style-name="Source_20_Text"><text:span text:style-name="T1">let index = 0;</text:span></text:span></text:p>
      <text:p text:style-name="P12">with</text:p>
      <text:p text:style-name="P3"><text:span text:style-name="Source_20_Text"><text:span text:style-name="T1">const [index, setIndex] = useState(0);</text:span></text:span></text:p>
      <text:p text:style-name="P11"><text:span text:style-name="Source_20_Text"><text:span text:style-name="T1">index</text:span></text:span> is a state variable and <text:span text:style-name="Source_20_Text"><text:span text:style-name="T1">setIndex</text:span></text:span> is the setter function.</text:p>
      <text:p text:style-name="P13"><text:span text:style-name="T1">The </text:span><text:span text:style-name="Source_20_Text"><text:span text:style-name="T1">[</text:span></text:span><text:span text:style-name="T1"> and </text:span><text:span text:style-name="Source_20_Text"><text:span text:style-name="T1">]</text:span></text:span><text:span text:style-name="T1"> syntax here is called </text:span><text:a xlink:type="simple" xlink:href="https://javascript.info/destructuring-assignment" office:target-frame-name="_blank" xlink:show="new" text:style-name="Internet_20_link" text:visited-style-name="Visited_20_Internet_20_Link"><text:span text:style-name="T2">array destructuring</text:span></text:a><text:span text:style-name="T1"> and it lets you read values from an array. The array returned by </text:span><text:span text:style-name="Source_20_Text"><text:span text:style-name="T1">useState</text:span></text:span><text:span text:style-name="T1"> always has exactly two items.</text:span></text:p>
      <text:p text:style-name="P6"/>
      <text:p text:style-name="P6"/>
      <text:p text:style-name="P6"/>
      <text:p text:style-name="P14">This is how they work together in <text:span text:style-name="Source_20_Text"><text:span text:style-name="T1">handleClick</text:span></text:span>:</text:p>
      <text:p text:style-name="P4"><text:span text:style-name="Source_20_Text"><text:span text:style-name="T1">function handleClick() {</text:span></text:span></text:p>
      <text:p text:style-name="P4"><text:span text:style-name="Source_20_Text"><text:span text:style-name="T1"><text:s text:c="2"/>setIndex(index + 1);</text:span></text:span></text:p>
      <text:p text:style-name="P3"><text:span text:style-name="Source_20_Text"><text:span text:style-name="T1">}</text:span></text:span></text:p>
      <text:p text:style-name="P6"/>
      <text:p text:style-name="P8">Now clicking the “Next” button switches the current sculpture:</text:p>
      <text:p text:style-name="P8"/>
      <text:p text:style-name="P8">import { useState } from 'react';</text:p>
      <text:p text:style-name="P8">import { sculptureList } from './data.js';</text:p>
      <text:p text:style-name="P8"><text:soft-page-break/></text:p>
      <text:p text:style-name="P8">export default function Gallery() {</text:p>
      <text:p text:style-name="P8"><text:s text:c="2"/>const [index, setIndex] = useState(0);</text:p>
      <text:p text:style-name="P8"/>
      <text:p text:style-name="P8"><text:s text:c="2"/>function handleClick() {</text:p>
      <text:p text:style-name="P8"><text:s text:c="4"/>setIndex(index + 1);</text:p>
      <text:p text:style-name="P8"><text:s text:c="2"/>}</text:p>
      <text:p text:style-name="P8"/>
      <text:p text:style-name="P8"><text:s text:c="2"/>let sculpture = sculptureList[index];</text:p>
      <text:p text:style-name="P8"><text:s text:c="2"/>return (</text:p>
      <text:p text:style-name="P8"><text:s text:c="4"/>&lt;&gt;</text:p>
      <text:p text:style-name="P8"><text:s text:c="6"/>&lt;button onClick={handleClick}&gt;</text:p>
      <text:p text:style-name="P8"><text:s text:c="8"/>Next</text:p>
      <text:p text:style-name="P8"><text:s text:c="6"/>&lt;/button&gt;</text:p>
      <text:p text:style-name="P8"><text:s text:c="6"/>&lt;h2&gt;</text:p>
      <text:p text:style-name="P8"><text:s text:c="8"/>&lt;i&gt;{sculpture.name} &lt;/i&gt; </text:p>
      <text:p text:style-name="P8"><text:s text:c="8"/>by {sculpture.artist}</text:p>
      <text:p text:style-name="P8"><text:s text:c="6"/>&lt;/h2&gt;</text:p>
      <text:p text:style-name="P8"><text:s text:c="6"/>&lt;h3&gt; <text:s/></text:p>
      <text:p text:style-name="P8"><text:s text:c="8"/>({index + 1} of {sculptureList.length})</text:p>
      <text:p text:style-name="P8"><text:s text:c="6"/>&lt;/h3&gt;</text:p>
      <text:p text:style-name="P8"><text:s text:c="6"/>&lt;img </text:p>
      <text:p text:style-name="P8"><text:s text:c="8"/>src={sculpture.url} </text:p>
      <text:p text:style-name="P8"><text:s text:c="8"/>alt={sculpture.alt}</text:p>
      <text:p text:style-name="P8"><text:s text:c="6"/>/&gt;</text:p>
      <text:p text:style-name="P8"><text:s text:c="6"/>&lt;p&gt;</text:p>
      <text:p text:style-name="P8"><text:s text:c="8"/>{sculpture.description}</text:p>
      <text:p text:style-name="P9"><text:s text:c="6"/>&lt;/p&gt;</text:p>
      <text:p text:style-name="P8"><text:s text:c="4"/>&lt;/&gt;</text:p>
      <text:p text:style-name="P8"><text:s text:c="2"/>);</text:p>
      <text:p text:style-name="P8">}</text:p>
      <text:p text:style-name="P8"/>
      <text:p text:style-name="P8"/>
      <text:p text:style-name="P8"/>
      <text:p text:style-name="P10">There are solutions to common problems in the folder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timistic Text" svg:font-family="'Optimistic Text', apple-system, ui-sans-serif, system-ui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5:41:06.084330927</meta:creation-date>
    <meta:generator>LibreOffice/24.2.7.2$Linux_X86_64 LibreOffice_project/420$Build-2</meta:generator>
    <dc:date>2025-02-18T17:27:53.590804481</dc:date>
    <meta:editing-duration>PT1H46M43S</meta:editing-duration>
    <meta:editing-cycles>11</meta:editing-cycles>
    <meta:document-statistic meta:table-count="0" meta:image-count="0" meta:object-count="0" meta:page-count="3" meta:paragraph-count="86" meta:word-count="409" meta:character-count="2837" meta:non-whitespace-character-count="2226"/>
  </office:meta>
</office:document-meta>
</file>